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justify"/>
    </style:style>
    <text:list-style style:name="L10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justify" fo:margin-left="-18.00pt" fo:text-indent="18.00pt"/>
    </style:style>
    <style:style style:name="P11" style:family="paragraph">
      <style:paragraph-properties fo:line-height="100.00%" fo:text-align="justify"/>
    </style:style>
    <text:list-style style:name="L1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justify" fo:margin-left="-18.00pt" fo:text-indent="18.00pt"/>
    </style:style>
    <style:style style:name="P13" style:family="paragraph">
      <style:paragraph-properties fo:line-height="100.00%" fo:text-align="justify"/>
    </style:style>
    <text:list-style style:name="L1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justify" fo:margin-left="-18.00pt" fo:text-indent="18.00pt"/>
    </style:style>
    <style:style style:name="P15" style:family="paragraph">
      <style:paragraph-properties fo:line-height="100.00%" fo:text-align="justify"/>
    </style:style>
    <style:style style:name="P16" style:family="paragraph">
      <style:paragraph-properties fo:line-height="100.00%" fo:text-align="justify"/>
    </style:style>
    <text:list-style style:name="L1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justify" fo:margin-left="-18.00pt" fo:text-indent="18.00pt"/>
    </style:style>
    <style:style style:name="P18" style:family="paragraph">
      <style:paragraph-properties fo:line-height="100.00%" fo:text-align="justify"/>
    </style:style>
    <text:list-style style:name="L1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justify" fo:margin-left="-18.00pt" fo:text-indent="18.00pt"/>
    </style:style>
    <style:style style:name="P20" style:family="paragraph">
      <style:paragraph-properties fo:line-height="100.00%" fo:text-align="justify" fo:margin-left="36.00pt" fo:text-indent="0.00pt"/>
    </style:style>
    <style:style style:name="P21" style:family="paragraph">
      <style:paragraph-properties fo:line-height="100.00%" fo:text-align="justify" fo:margin-left="77.25pt" fo:text-indent="0.00pt"/>
    </style:style>
    <text:list-style style:name="L2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justify" fo:margin-left="-18.00pt" fo:text-indent="18.00pt"/>
    </style:style>
    <style:style style:name="P23" style:family="paragraph">
      <style:paragraph-properties fo:line-height="100.00%" fo:text-align="justify" fo:margin-left="18.00pt" fo:text-indent="0.00pt"/>
    </style:style>
    <style:style style:name="P24" style:family="paragraph">
      <style:paragraph-properties fo:line-height="100.00%" fo:text-align="justify"/>
    </style:style>
    <text:list-style style:name="L2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justify" fo:margin-left="-18.00pt" fo:text-indent="18.00pt"/>
    </style:style>
    <style:style style:name="P26" style:family="paragraph">
      <style:paragraph-properties fo:line-height="100.00%" fo:text-align="justify"/>
    </style:style>
    <text:list-style style:name="L2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justify" fo:margin-left="-18.00pt" fo:text-indent="18.00pt"/>
    </style:style>
    <style:style style:name="P28" style:family="paragraph">
      <style:paragraph-properties fo:line-height="100.00%" fo:text-align="justify"/>
    </style:style>
    <text:list-style style:name="L2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justify" fo:margin-left="-18.00pt" fo:text-indent="18.00pt"/>
    </style:style>
    <style:style style:name="P30" style:family="paragraph">
      <style:paragraph-properties fo:line-height="100.00%" fo:text-align="justify"/>
    </style:style>
    <text:list-style style:name="L3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justify" fo:margin-left="-18.00pt" fo:text-indent="18.00pt"/>
    </style:style>
    <style:style style:name="P32" style:family="paragraph">
      <style:paragraph-properties fo:line-height="100.00%" fo:text-align="justify"/>
    </style:style>
    <style:style style:name="P33" style:family="paragraph">
      <style:paragraph-properties fo:line-height="100.00%" fo:text-align="justify"/>
    </style:style>
    <text:list-style style:name="L3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justify" fo:margin-left="-18.00pt" fo:text-indent="18.00pt"/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justify"/>
    </style:style>
    <text:list-style style:name="L3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7" style:family="paragraph">
      <style:paragraph-properties fo:line-height="100.00%" fo:text-align="justify" fo:margin-left="-18.00pt" fo:text-indent="18.00pt"/>
    </style:style>
    <style:style style:name="P38" style:family="paragraph">
      <style:paragraph-properties fo:line-height="100.00%" fo:text-align="justify"/>
    </style:style>
    <style:style style:name="P39" style:family="paragraph">
      <style:paragraph-properties fo:line-height="100.00%" fo:text-align="justify"/>
    </style:style>
    <text:list-style style:name="L40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40" style:family="paragraph">
      <style:paragraph-properties fo:line-height="100.00%" fo:text-align="justify" fo:margin-left="-18.00pt" fo:text-indent="18.00pt"/>
    </style:style>
    <style:style style:name="P41" style:family="paragraph">
      <style:paragraph-properties fo:line-height="100.00%" fo:text-align="justify"/>
    </style:style>
    <text:list-style style:name="L4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42" style:family="paragraph">
      <style:paragraph-properties fo:line-height="100.00%" fo:text-align="justify" fo:margin-left="-18.00pt" fo:text-indent="18.00pt"/>
    </style:style>
    <style:style style:name="P43" style:family="paragraph">
      <style:paragraph-properties fo:line-height="100.00%" fo:text-align="justify"/>
    </style:style>
  </office:automatic-styles>
  <office:body>
    <office:text>
      <text:p text:style-name="P1"><text:span text:style-name="T1">Kosztolányi Dezs</text:span><text:span text:style-name="T2">ő: a Pacsirta</text:span></text:p>
      <text:p text:style-name="P1"><text:span text:style-name="T2"/></text:p>
      <text:p text:style-name="P2"><text:span text:style-name="T3">Kosztolányi Dezs</text:span><text:span text:style-name="T4">ő 1923-ban<text:s/></text:span><text:span text:style-name="T5">írja meg a Pacsirtát</text:span><text:span text:style-name="T6">, Lélektani regény,<text:s/></text:span><text:span text:style-name="T7">Bécsben Fraud tanaival ismerkedik meg<text:s/></text:span><text:span text:style-name="T8">ő van r</text:span><text:span text:style-name="T9">á nagy hatással</text:span><text:span text:style-name="T10">.</text:span><text:span text:style-name="T11"/></text:p>
      <text:p text:style-name="P3"><text:span text:style-name="T12">Cím:</text:span><text:span text:style-name="T13"><text:s/></text:span></text:p>
      <text:p text:style-name="P3"><text:span text:style-name="T13">E</text:span><text:span text:style-name="T14">ls</text:span><text:span text:style-name="T15">ő asszoci</text:span><text:span text:style-name="T16">ácó : dalos madár</text:span><text:span text:style-name="T17">,<text:s/></text:span><text:span text:style-name="T18">idilli világot felételez</text:span></text:p>
      <text:p text:style-name="P4"><text:span text:style-name="T18">Pacsirta: kiskorában szépen énekelt</text:span><text:span text:style-name="T19">,<text:s/></text:span><text:span text:style-name="T20">furcsa gyerekes megnevezés</text:span></text:p>
      <text:p text:style-name="P5"><text:span text:style-name="T21">Kapcsolatrendszer<text:s/></text:span><text:span text:style-name="T22">:</text:span></text:p>
      <text:p text:style-name="P6"><text:span text:style-name="T23">N</text:span><text:span text:style-name="T24">em az ember-ember kapcsolat lesz az érdekes hanem a szül</text:span><text:span text:style-name="T25">ő-gyerek<text:s/></text:span><text:span text:style-name="T26">a szül</text:span><text:span text:style-name="T27">ői, szerepben<text:s/></text:span><text:span text:style-name="T28">élik az életüket</text:span><text:span text:style-name="T29">,<text:s/></text:span><text:span text:style-name="T30">apának és anyának szólítják egymást</text:span><text:span text:style-name="T31">,<text:s/></text:span><text:span text:style-name="T32">mintha felülírna minden feln</text:span><text:span text:style-name="T33">őttkori szerepet.</text:span></text:p>
      <text:p text:style-name="P7"><text:span text:style-name="T34">Id</text:span><text:span text:style-name="T35">ő:</text:span></text:p>
      <text:p text:style-name="P8"><text:span text:style-name="T36">1899. szept. 1.-Péntek 12:30 (eleje)</text:span><text:span text:style-name="T37">,<text:s/></text:span><text:span text:style-name="T38">reális cselekményid</text:span><text:span text:style-name="T39">ő,<text:s/></text:span><text:span text:style-name="T40">1 hétig tartó történet</text:span><text:span text:style-name="T41">,</text:span><text:span text:style-name="T42"><text:s/></text:span><text:span text:style-name="T43">szept. 8. -&gt; vége</text:span></text:p>
      <text:p text:style-name="P9"><text:span text:style-name="T44">Ciklikus szerkezet:</text:span></text:p>
      <text:list text:style-name="L10">
        <text:list-item>
          <text:p text:style-name="P10"><text:span text:style-name="T45">S</text:span><text:span text:style-name="T46">emmi nem változik a történet után</text:span></text:p>
        </text:list-item>
        <text:list-item>
          <text:p text:style-name="P10"><text:span text:style-name="T46">péntekt</text:span><text:span text:style-name="T47">ől p</text:span><text:span text:style-name="T48">éntekig tart</text:span></text:p>
        </text:list-item>
        <text:list-item>
          <text:p text:style-name="P10"><text:span text:style-name="T49">Indulás: vasútállomás -&gt; aggodalom</text:span><text:span text:style-name="T50">,</text:span><text:span text:style-name="T51"><text:s/>érkezés szintén-&gt; aggodalom</text:span></text:p>
        </text:list-item>
        <text:list-item>
          <text:p text:style-name="P10"><text:span text:style-name="T51">szegény jelz</text:span><text:span text:style-name="T52">ő visszat</text:span><text:span text:style-name="T53">ér</text:span><text:span text:style-name="T54">ő<text:s/></text:span><text:span text:style-name="T55">és visszatér a végén is (mindkét esetben Pacsirta használja)</text:span><text:span text:style-name="T56">,<text:s/></text:span><text:span text:style-name="T57">valódi célszemély Pacsirta</text:span><text:span text:style-name="T58">, állandó jelz</text:span><text:span text:style-name="T59">ő, eposzi kellék</text:span><text:span text:style-name="T60"/></text:p>
        </text:list-item>
        <text:list-item>
          <text:p text:style-name="P10"><text:span text:style-name="T60">öregeknek van szüksége Pacsirtára,</text:span><text:span text:style-name="T61"><text:s/></text:span><text:span text:style-name="T62">de kés</text:span><text:span text:style-name="T63">őbb r</text:span><text:span text:style-name="T64">ájönnek hogy annyira nincs is</text:span><text:span text:style-name="T65">,</text:span><text:span text:style-name="T66"><text:s/>tulajdonképpen Pacsirtának van szüksége a szüleire</text:span></text:p>
        </text:list-item>
        <text:list-item>
          <text:p text:style-name="P10"><text:span text:style-name="T67">Ákos a m</text:span><text:span text:style-name="T68">ű elej</text:span><text:span text:style-name="T69">én szürke ,öreg, a m</text:span><text:span text:style-name="T70">ű alatt kivirul majd a v</text:span><text:span text:style-name="T71">égén ismét szürkés a leírás</text:span></text:p>
        </text:list-item>
        <text:list-item>
          <text:p text:style-name="P10"><text:span text:style-name="T72">ciklikus elmélet = nincs fejl</text:span><text:span text:style-name="T73">őd</text:span><text:span text:style-name="T74">és,változtathatatlanság</text:span></text:p>
        </text:list-item>
        <text:list-item>
          <text:p text:style-name="P10"><text:span text:style-name="T75">az<text:s/></text:span><text:span text:style-name="T76">ősztoposz is al</text:span><text:span text:style-name="T77">átámasztja a reménytelenséget </text:span></text:p>
        </text:list-item>
        <text:list-item>
          <text:p text:style-name="P10"><text:span text:style-name="T78">a pap megállapítása hogy a világ egy siralomvölgy</text:span><text:span text:style-name="T79">,</text:span><text:span text:style-name="T80"><text:s/>a feleség azt mondja hogy a reménytelenségb</text:span><text:span text:style-name="T81">ől csak im</text:span><text:span text:style-name="T82">ádkozással kerülhetnek ki</text:span><text:span text:style-name="T83">,<text:s/></text:span><text:span text:style-name="T84">magtalan vénlány alakja</text:span><text:span text:style-name="T85">, nincs, aki továbbvigye a családot</text:span><text:span text:style-name="T86"/></text:p>
        </text:list-item>
      </text:list>
      <text:p text:style-name="P11"><text:span text:style-name="T87"><text:s text:c="3"/>A m</text:span><text:span text:style-name="T88">ű eleje<text:s/></text:span><text:span text:style-name="T89">és vége közti cselekmény:</text:span></text:p>
      <text:list text:style-name="L12">
        <text:list-item>
          <text:p text:style-name="P12"><text:span text:style-name="T90">Fraudi lélektan</text:span><text:span text:style-name="T91">,<text:s/></text:span><text:span text:style-name="T92">ami nem tetszik azt elnyomják a tudatalattiban</text:span><text:span text:style-name="T93">,</text:span><text:span text:style-name="T94"><text:s/></text:span><text:span text:style-name="T95">„</text:span><text:span text:style-name="T96">Lelk</text:span><text:span text:style-name="T97">ünk jó részét egyáltalán nem ismerjük” </text:span></text:p>
        </text:list-item>
        <text:list-item>
          <text:p text:style-name="P12"><text:span text:style-name="T98">kötelességszer</text:span><text:span text:style-name="T99">ű szeretet ,gyűl</text:span><text:span text:style-name="T100">ölet (gy</text:span><text:span text:style-name="T101">űl</text:span><text:span text:style-name="T102">ölet amit palástolnak de egyszer kitör)</text:span></text:p>
        </text:list-item>
        <text:list-item>
          <text:p text:style-name="P12"><text:span text:style-name="T103">a pap erkölcsileg máshogy ítéli meg a gy</text:span><text:span text:style-name="T104">űl</text:span><text:span text:style-name="T105">ölet palástolását,erénynek tartja</text:span></text:p>
        </text:list-item>
        <text:list-item>
          <text:p text:style-name="P12"><text:span text:style-name="T106">nem változtatja meg az élet</text:span></text:p>
        </text:list-item>
      </text:list>
      <text:p text:style-name="P13"><text:span text:style-name="T107"/></text:p>
      <text:p text:style-name="P13"><text:span text:style-name="T108">Helyszín: Sárszeg</text:span></text:p>
      <text:list text:style-name="L14">
        <text:list-item>
          <text:p text:style-name="P14"><text:span text:style-name="T109">elmaradott szegény kisváros</text:span><text:span text:style-name="T110">,<text:s/></text:span><text:span text:style-name="T111">nem inspiráló környezet</text:span><text:span text:style-name="T112">,<text:s/></text:span><text:span text:style-name="T113">el sem kezd</text:span><text:span text:style-name="T114">ődhetnek a trag</text:span><text:span text:style-name="T115">édiák</text:span></text:p>
        </text:list-item>
        <text:list-item>
          <text:p text:style-name="P14"><text:span text:style-name="T116">nagy hírek: részegség,színház,pletyka,kaszinó</text:span></text:p>
        </text:list-item>
        <text:list-item>
          <text:p text:style-name="P14"><text:span text:style-name="T116">hibbant,szürke emberek</text:span></text:p>
        </text:list-item>
        <text:list-item>
          <text:p text:style-name="P14"><text:span text:style-name="T116">társadalom kritika Kosztolányi részér</text:span><text:span text:style-name="T117">ől </text:span></text:p>
        </text:list-item>
        <text:list-item>
          <text:p text:style-name="P14"><text:span text:style-name="T118">ebb</text:span><text:span text:style-name="T119">ől trag</text:span><text:span text:style-name="T120">édia nem lesz az biztos</text:span></text:p>
        </text:list-item>
        <text:list-item>
          <text:p text:style-name="P14"><text:span text:style-name="T121">a kaszinó már messze esik a Széchényi féle<text:s/></text:span><text:span text:style-name="T122">kulturális<text:s/></text:span><text:span text:style-name="T123">elképzelést</text:span><text:span text:style-name="T124">ől -&gt;<text:s/></text:span><text:span text:style-name="T125">üres beszélgetések helye</text:span></text:p>
        </text:list-item>
      </text:list>
      <text:p text:style-name="P15"><text:span text:style-name="T126">Egyetemes problémát egy családon keresztül mutat be.</text:span><text:span text:style-name="T127"/></text:p>
      <text:p text:style-name="P16"><text:span text:style-name="T128">Vajkay Ákos: (apa)</text:span></text:p>
      <text:list text:style-name="L17">
        <text:list-item>
          <text:p text:style-name="P17"><text:span text:style-name="T129">középosztályból származó nemesember </text:span></text:p>
        </text:list-item>
        <text:list-item>
          <text:p text:style-name="P17"><text:span text:style-name="T129">felmen</text:span><text:span text:style-name="T130">őket kutat =&gt; m</text:span><text:span text:style-name="T131">últba tekint,hanyatlásnak lehet a jelképe</text:span></text:p>
        </text:list-item>
        <text:list-item>
          <text:p text:style-name="P17"><text:span text:style-name="T132">leírásakor Kosztolányi kiemeli a kemény meszes ereket,sápadt majdnem halotti orrot. -&gt; halál jelzései</text:span></text:p>
        </text:list-item>
        <text:list-item>
          <text:p text:style-name="P17"><text:span text:style-name="T132">zárkózottan él</text:span></text:p>
        </text:list-item>
        <text:list-item>
          <text:p text:style-name="P17"><text:span text:style-name="T132">olyan újságot járat amit még az apja járatott/bele se néz/</text:span><text:span text:style-name="T133">,<text:s/></text:span><text:span text:style-name="T134">nem tekint ki a világba,</text:span><text:span text:style-name="T135"><text:s/></text:span><text:span text:style-name="T136">nem érdekl</text:span><text:span text:style-name="T137">ődik,<text:s/></text:span><text:span text:style-name="T138">a jelen hidegen hagyja</text:span></text:p>
        </text:list-item>
        <text:list-item>
          <text:p text:style-name="P17"><text:span text:style-name="T138">középszer</text:span><text:span text:style-name="T139">űs</text:span><text:span text:style-name="T140">ég,</text:span><text:span text:style-name="T141"><text:s/></text:span><text:span text:style-name="T142">álbékesség a jellemz</text:span><text:span text:style-name="T143">ő</text:span></text:p>
        </text:list-item>
        <text:list-item>
          <text:p text:style-name="P17"><text:span text:style-name="T144">temet</text:span><text:span text:style-name="T145">őbe szeret kij</text:span><text:span text:style-name="T146">árni-&gt; ez is a halál felé mutat</text:span></text:p>
        </text:list-item>
        <text:list-item>
          <text:p text:style-name="P17"><text:span text:style-name="T147">vidékre<text:s/></text:span><text:span text:style-name="T148">megy<text:s/></text:span><text:span text:style-name="T149">Pacsirta</text:span><text:span text:style-name="T150"><text:s/>az ottani</text:span><text:span text:style-name="T151"><text:s/>emberek</text:span><text:span text:style-name="T152"><text:s/>helyzete még rosszabb,vidéki élet szellemi tunyaságát mutatja be,<text:s/></text:span><text:span text:style-name="T153">egyetlen könyvet talál Pacsirta annak is csak a II. részét</text:span></text:p>
        </text:list-item>
        <text:list-item>
          <text:p text:style-name="P17"><text:span text:style-name="T153">Pacsirta levele : modoros ,hivatalos jelleg</text:span><text:span text:style-name="T154">ű kilehet belőle k</text:span><text:span text:style-name="T155">övetkeztetni a század nevelési metódusát amit Kosztolányi kiparodizál </text:span></text:p>
        </text:list-item>
        <text:list-item>
          <text:p text:style-name="P17"><text:span text:style-name="T156">terméketlen n</text:span><text:span text:style-name="T157">ő alakja mutatja szimbolikusan a t</text:span><text:span text:style-name="T158">ársadalmi osztály halálra ítéletét</text:span></text:p>
        </text:list-item>
      </text:list>
      <text:p text:style-name="P18"><text:span text:style-name="T159"><text:s text:c="2"/>Lélektan:</text:span></text:p>
      <text:p text:style-name="P18"><text:span text:style-name="T160">péntekt</text:span><text:span text:style-name="T161">ől p</text:span><text:span text:style-name="T162">éntekig</text:span></text:p>
      <text:list text:style-name="L19">
        <text:list-item>
          <text:p text:style-name="P19"><text:span text:style-name="T163">Péntek: Pacsirta elutazik</text:span></text:p>
        </text:list-item>
        <text:list-item>
          <text:p text:style-name="P19"><text:span text:style-name="T163">Ákos elszenderül és álmodik-&gt; Pacsirta halálát</text:span></text:p>
        </text:list-item>
        <text:list-item>
          <text:p text:style-name="P19"><text:span text:style-name="T163">Fraud szerint ez azt jelenti hogy Pacsirta halálát kívánja</text:span></text:p>
        </text:list-item>
      </text:list>
      <text:p text:style-name="P20"><text:span text:style-name="T164"/></text:p>
      <text:p text:style-name="P21"><text:span text:style-name="T165"><text:s text:c="5"/>Régen: <text:tab/><text:tab/><text:tab/><text:tab/>Változás</text:span></text:p>
      <text:list text:style-name="L22">
        <text:list-item>
          <text:p text:style-name="P22"><text:span text:style-name="T165">minden nap szigúran hétkor kelnek <text:tab/><text:tab/>els</text:span><text:span text:style-name="T166">ő nap elalszanak</text:span></text:p>
        </text:list-item>
        <text:list-item>
          <text:p text:style-name="P22"><text:span text:style-name="T167">otthon f</text:span><text:span text:style-name="T168">őz</text:span><text:span text:style-name="T169">és<text:tab/><text:tab/><text:tab/><text:tab/></text:span><text:span text:style-name="T170"><text:s text:c="13"/></text:span><text:span text:style-name="T171">étterembe mennek,min</text:span><text:span text:style-name="T172">ős</text:span><text:span text:style-name="T173">égi </text:span></text:p>
        </text:list-item>
      </text:list>
      <text:p text:style-name="P23"><text:span text:style-name="T174"><text:s text:c="92"/>különbség ,éhség csillapítása</text:span></text:p>
      <text:p text:style-name="P23"><text:span text:style-name="T174">félhomályban élnek:(sprórolás ,elszigetel</text:span><text:span text:style-name="T175">őd</text:span><text:span text:style-name="T176">és)<text:tab/></text:span><text:span text:style-name="T177"><text:s text:c="7"/></text:span><text:span text:style-name="T178">becsavarják a körtét-&gt;<text:s/></text:span><text:span text:style-name="T179">világosság<text:s text:c="18"/></text:span><text:span text:style-name="T180">nem lehet olvasni</text:span></text:p>
      <text:p text:style-name="P23"><text:span text:style-name="T180">nem akarták látni a teljes igazságot</text:span></text:p>
      <text:p text:style-name="P23"><text:span text:style-name="T180">a többi ember számára is láthatatlanok</text:span></text:p>
      <text:p text:style-name="P24"><text:span text:style-name="T181">Vasárnap</text:span><text:span text:style-name="T182">:</text:span></text:p>
      <text:list text:style-name="L25">
        <text:list-item>
          <text:p text:style-name="P25"><text:span text:style-name="T182">misére jártak,</text:span><text:span text:style-name="T183"><text:s/></text:span><text:span text:style-name="T184">otthoni étel<text:tab/></text:span></text:p>
        </text:list-item>
        <text:list-item>
          <text:p text:style-name="P25"><text:span text:style-name="T184">hiányoznak a templomból</text:span><text:span text:style-name="T185"/></text:p>
        </text:list-item>
        <text:list-item>
          <text:p text:style-name="P25"><text:span text:style-name="T186">vendégl</text:span><text:span text:style-name="T187">ői t</text:span><text:span text:style-name="T188">ársaság -&gt; sört és bort fogyasztanak,jól érzik magukat</text:span></text:p>
        </text:list-item>
      </text:list>
      <text:p text:style-name="P26"><text:span text:style-name="T189">Hétf</text:span><text:span text:style-name="T190">ő</text:span><text:span text:style-name="T191">:</text:span></text:p>
      <text:list text:style-name="L27">
        <text:list-item>
          <text:p text:style-name="P27"><text:span text:style-name="T192">nem jár<text:s text:c="2"/>fodrászhoz<text:tab/><text:tab/><text:tab/><text:tab/></text:span></text:p>
        </text:list-item>
      </text:list>
      <text:p text:style-name="P28"><text:span text:style-name="T193">b</text:span><text:span text:style-name="T194">orbélyhoz megy, fiatalodik 4-5 évet <text:tab/><text:tab/><text:tab/><text:tab/><text:tab/><text:tab/>felszabadul</text:span></text:p>
      <text:list text:style-name="L29">
        <text:list-item>
          <text:p text:style-name="P29"><text:span text:style-name="T194">színházba nem jártak <text:tab/><text:tab/><text:tab/><text:tab/></text:span></text:p>
        </text:list-item>
      </text:list>
      <text:p text:style-name="P30"><text:span text:style-name="T194">elmennek színházba </text:span></text:p>
      <text:list text:style-name="L31">
        <text:list-item>
          <text:p text:style-name="P31"><text:span text:style-name="T194">nem vásárol magának<text:tab/><text:tab/><text:tab/><text:tab/></text:span></text:p>
        </text:list-item>
      </text:list>
      <text:p text:style-name="P32"><text:span text:style-name="T194">vesz egy táskát ,hogy öröm érje</text:span><text:span text:style-name="T195">,<text:s/></text:span><text:span text:style-name="T196">boldogok a szül</text:span><text:span text:style-name="T197">ők</text:span></text:p>
      <text:p text:style-name="P33"><text:span text:style-name="T198">Kedd</text:span><text:span text:style-name="T199">:</text:span></text:p>
      <text:p text:style-name="P33"><text:span text:style-name="T199">vendégségbe mennek </text:span></text:p>
      <text:p text:style-name="P33"><text:span text:style-name="T199">szocializálódnak -&gt; ha rákérdeznek Pacsirtára, a szül</text:span><text:span text:style-name="T200">ők<text:s/></text:span><text:span text:style-name="T201">összerezzenek-&gt;</text:span><text:span text:style-name="T202"><text:s/></text:span><text:span text:style-name="T203">b</text:span><text:span text:style-name="T204">űntudat</text:span></text:p>
      <text:p text:style-name="P33"><text:span text:style-name="T205">Szerda</text:span><text:span text:style-name="T206">: </text:span></text:p>
      <text:list text:style-name="L34">
        <text:list-item>
          <text:p text:style-name="P34"><text:span text:style-name="T206">els</text:span><text:span text:style-name="T207">ő nap m</text:span><text:span text:style-name="T208">ég várják Pacsirta jelentkezését <text:tab/><text:tab/></text:span></text:p>
        </text:list-item>
      </text:list>
      <text:p text:style-name="P35"><text:span text:style-name="T208">elhagyják Pacsirta levelét </text:span></text:p>
      <text:p text:style-name="P35"><text:span text:style-name="T209">vacsoráznak</text:span></text:p>
      <text:p text:style-name="P36"><text:span text:style-name="T210">Csütörtök</text:span><text:span text:style-name="T211">:</text:span></text:p>
      <text:list text:style-name="L37">
        <text:list-item>
          <text:p text:style-name="P37"><text:span text:style-name="T211">régen semmi szórakozás<text:tab/><text:tab/><text:tab/><text:tab/></text:span></text:p>
        </text:list-item>
      </text:list>
      <text:p text:style-name="P38"><text:span text:style-name="T211">kanzsúr</text:span></text:p>
      <text:p text:style-name="P38"><text:span text:style-name="T211">dicsérik Vajkay Ákost -&gt;</text:span><text:span text:style-name="T212"><text:s/></text:span><text:span text:style-name="T213">megfiatalodott,</text:span><text:span text:style-name="T214"><text:s/></text:span><text:span text:style-name="T215">kipirult,</text:span><text:span text:style-name="T216"><text:s/></text:span><text:span text:style-name="T217">egyenes tartású énekel az étteremben,</text:span><text:span text:style-name="T218"><text:s/></text:span><text:span text:style-name="T219">pálinkázik,</text:span><text:span text:style-name="T220"><text:s/></text:span><text:span text:style-name="T221">boldog</text:span></text:p>
      <text:p text:style-name="P39"><text:span text:style-name="T222"/></text:p>
      <text:p text:style-name="P39"><text:span text:style-name="T223">10.fejezet:</text:span></text:p>
      <text:list text:style-name="L40">
        <text:list-item>
          <text:p text:style-name="P40"><text:span text:style-name="T223">csütörtök estének az eseményeit folytatja innent</text:span><text:span text:style-name="T224">ől nem egy nap lesz egy fejezet</text:span></text:p>
        </text:list-item>
        <text:list-item>
          <text:p text:style-name="P40"><text:span text:style-name="T225">zongorázik a felesége ,nagyon rég nem tette</text:span></text:p>
        </text:list-item>
        <text:list-item>
          <text:p text:style-name="P40"><text:span text:style-name="T225">Vajkay Ákosból kibukik az igazság a kaszinózás után-&gt; Csúnya megfogalmazás Pacsirtáról</text:span><text:span text:style-name="T226">.</text:span><text:span text:style-name="T227"><text:s/>Pacsirta megmérgezte az életét (deformálta)</text:span></text:p>
        </text:list-item>
        <text:list-item>
          <text:p text:style-name="P40"><text:span text:style-name="T227">nem egyértelm</text:span><text:span text:style-name="T228">ű ,hogy Pacsirta hib</text:span><text:span text:style-name="T229">ája</text:span><text:span text:style-name="T230">,</text:span><text:span text:style-name="T231"><text:s/></text:span><text:span text:style-name="T232">a szül</text:span><text:span text:style-name="T233">ők hagyj</text:span><text:span text:style-name="T234">ák magukat-&gt;<text:s/></text:span><text:span text:style-name="T235">ők is hib</text:span><text:span text:style-name="T236">ásak</text:span></text:p>
        </text:list-item>
        <text:list-item>
          <text:p text:style-name="P40"><text:span text:style-name="T237">reménytelen a helyzet úgyis visszatér az élet a régi kerékvágásba </text:span></text:p>
        </text:list-item>
      </text:list>
      <text:p text:style-name="P41"><text:span text:style-name="T238">Péntek</text:span><text:span text:style-name="T239">:</text:span><text:span text:style-name="T240"/></text:p>
      <text:list text:style-name="L42">
        <text:list-item>
          <text:p text:style-name="P42"><text:span text:style-name="T240">mindent visszarendeztek</text:span></text:p>
        </text:list-item>
        <text:list-item>
          <text:p text:style-name="P42"><text:span text:style-name="T240">reggel még kés</text:span><text:span text:style-name="T241">őn kelnek,f</text:span><text:span text:style-name="T242">ényár</text:span></text:p>
        </text:list-item>
        <text:list-item>
          <text:p text:style-name="P42"><text:span text:style-name="T243">Vajkay Ákos ismét sovány lett és sápadt-&gt;kilátástalanság</text:span></text:p>
        </text:list-item>
        <text:list-item>
          <text:p text:style-name="P42"><text:span text:style-name="T243">körbezárja a m</text:span><text:span text:style-name="T244">űvet</text:span><text:span text:style-name="T245"/></text:p>
        </text:list-item>
      </text:list>
      <text:p text:style-name="P43"><text:span text:style-name="T246">A végkifejletben a körkörösség fogalmazódik meg, szenvedés végtelensége, reménytelenség, elérhetetlen megváltás.</text:span><text:span text:style-name="T24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